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C" style:family="table-column">
      <style:table-column-properties style:column-width="1.1542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C" style:family="table-column">
      <style:table-column-properties style:column-width="1.1542in" style:rel-column-width="1092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6e1d" officeooo:paragraph-rsid="00036e1d"/>
    </style:style>
    <style:style style:name="P2" style:family="paragraph" style:parent-style-name="Standard">
      <style:text-properties officeooo:rsid="00036e1d" officeooo:paragraph-rsid="000a518d"/>
    </style:style>
    <style:style style:name="P3" style:family="paragraph" style:parent-style-name="Standard">
      <style:text-properties officeooo:rsid="00045787" officeooo:paragraph-rsid="00045787"/>
    </style:style>
    <style:style style:name="P4" style:family="paragraph" style:parent-style-name="Standard">
      <style:text-properties officeooo:rsid="0004a47c" officeooo:paragraph-rsid="0004a47c"/>
    </style:style>
    <style:style style:name="P5" style:family="paragraph" style:parent-style-name="Standard">
      <style:text-properties officeooo:rsid="0005e675" officeooo:paragraph-rsid="0005e675"/>
    </style:style>
    <style:style style:name="P6" style:family="paragraph" style:parent-style-name="Standard">
      <style:text-properties officeooo:rsid="0005e675" officeooo:paragraph-rsid="0004a47c"/>
    </style:style>
    <style:style style:name="P7" style:family="paragraph" style:parent-style-name="Standard">
      <style:text-properties officeooo:rsid="00072de9" officeooo:paragraph-rsid="00072de9"/>
    </style:style>
    <style:style style:name="P8" style:family="paragraph" style:parent-style-name="Standard">
      <style:text-properties officeooo:rsid="0007f866" officeooo:paragraph-rsid="0007f866"/>
    </style:style>
    <style:style style:name="P9" style:family="paragraph" style:parent-style-name="Standard">
      <style:text-properties fo:font-weight="bold" officeooo:rsid="00072de9" officeooo:paragraph-rsid="0007f866" style:font-weight-asian="bold" style:font-weight-complex="bold"/>
    </style:style>
    <style:style style:name="P10" style:family="paragraph" style:parent-style-name="Standard">
      <style:text-properties fo:font-weight="bold" officeooo:rsid="0007f866" officeooo:paragraph-rsid="0007f866" style:font-weight-asian="bold" style:font-weight-complex="bold"/>
    </style:style>
    <style:style style:name="P11" style:family="paragraph" style:parent-style-name="Standard">
      <style:text-properties fo:font-weight="normal" officeooo:rsid="0007f866" officeooo:paragraph-rsid="0007f86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officeooo:rsid="0005e675" officeooo:paragraph-rsid="0005e675"/>
    </style:style>
    <style:style style:name="P13" style:family="paragraph" style:parent-style-name="Standard">
      <style:text-properties style:text-underline-style="solid" style:text-underline-width="auto" style:text-underline-color="font-color" officeooo:rsid="00045787" officeooo:paragraph-rsid="00045787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7f866" officeooo:paragraph-rsid="0007f866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07f866" officeooo:paragraph-rsid="0007f866" style:font-weight-asian="normal" style:font-weight-complex="normal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5e675" officeooo:paragraph-rsid="0005e675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72de9" officeooo:paragraph-rsid="00072de9"/>
    </style:style>
    <style:style style:name="P18" style:family="paragraph" style:parent-style-name="Standard">
      <style:text-properties fo:font-weight="bold" officeooo:rsid="000a518d" officeooo:paragraph-rsid="000a518d" style:font-weight-asian="bold" style:font-weight-complex="bold"/>
    </style:style>
    <style:style style:name="P19" style:family="paragraph" style:parent-style-name="Standard">
      <style:text-properties officeooo:rsid="0005e675" officeooo:paragraph-rsid="0005e675"/>
    </style:style>
    <style:style style:name="P20" style:family="paragraph" style:parent-style-name="Standard">
      <style:text-properties officeooo:rsid="000bd5e7" officeooo:paragraph-rsid="000bd5e7"/>
    </style:style>
    <style:style style:name="P21" style:family="paragraph" style:parent-style-name="Standard">
      <style:text-properties officeooo:rsid="000cd7f5" officeooo:paragraph-rsid="000cd7f5"/>
    </style:style>
    <style:style style:name="T1" style:family="text">
      <style:text-properties fo:font-weight="bold"/>
    </style:style>
    <style:style style:name="T2" style:family="text">
      <style:text-properties officeooo:rsid="0005e675"/>
    </style:style>
    <style:style style:name="T3" style:family="text">
      <style:text-properties officeooo:rsid="0007f866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periment 1 : Predicting the family of a test sequence based on minimum compression</text:p>
      <text:p text:style-name="P2"><text:tab/><text:tab/><text:tab/><text:tab/></text:p>
      <text:p text:style-name="P1"><text:span text:style-name="T4">Dataset : </text:span><text:s/><text:span text:style-name="T1">Astral SCOPe 2.05 </text:span>genetic domain sequence subsets, based on PDB SEQRES records,<text:line-break/>with less than 95% identity to each other</text:p>
      <text:p text:style-name="P1"/>
      <text:p text:style-name="P13">Observation</text:p>
      <text:p text:style-name="P3">I) <text:span text:style-name="T2">37% of families have only single member <text:s/>(1751/4694)</text:span></text:p>
      <text:p text:style-name="P4">II) <text:span text:style-name="T2">67% of families have less than 4 members</text:span></text:p>
      <text:p text:style-name="P6"/>
      <text:p text:style-name="P16"/>
      <text:p text:style-name="P5"/>
      <text:p text:style-name="P12">Super families chosen for experiment</text:p>
      <text:p text:style-name="P5">d.122.1 <text:s/>(has 5 families with 8, 8, 10, 15, 6 members in order)</text:p>
      <text:p text:style-name="P5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>d.122.1.0 (15)</text:p>
          </table:table-cell>
          <table:table-cell table:style-name="Table3.A1" office:value-type="string">
            <text:p text:style-name="P21">d.122.1.1 (10)</text:p>
          </table:table-cell>
          <table:table-cell table:style-name="Table3.A1" office:value-type="string">
            <text:p text:style-name="P21">d.122.1.2 (8)</text:p>
          </table:table-cell>
          <table:table-cell table:style-name="Table3.A1" office:value-type="string">
            <text:p text:style-name="P21">d.122.1.3 (8)</text:p>
          </table:table-cell>
          <table:table-cell table:style-name="Table3.F1" office:value-type="string">
            <text:p text:style-name="P21">d.122.1.4 (6)</text:p>
          </table:table-cell>
        </table:table-row>
        <table:table-row>
          <table:table-cell table:style-name="Table3.A2" office:value-type="string">
            <text:p text:style-name="P21">d.122.1.0</text:p>
          </table:table-cell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F2" office:value-type="string">
            <text:p text:style-name="P21">0</text:p>
          </table:table-cell>
        </table:table-row>
        <table:table-row>
          <table:table-cell table:style-name="Table3.A2" office:value-type="string">
            <text:p text:style-name="P21">d.122.1.1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F2" office:value-type="string">
            <text:p text:style-name="P21">0</text:p>
          </table:table-cell>
        </table:table-row>
        <table:table-row>
          <table:table-cell table:style-name="Table3.A2" office:value-type="string">
            <text:p text:style-name="P21">d.122.1.2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F2" office:value-type="string">
            <text:p text:style-name="P21">0</text:p>
          </table:table-cell>
        </table:table-row>
        <table:table-row>
          <table:table-cell table:style-name="Table3.A2" office:value-type="string">
            <text:p text:style-name="P21">d.122.1.3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1</text:p>
          </table:table-cell>
          <table:table-cell table:style-name="Table3.F2" office:value-type="string">
            <text:p text:style-name="P21">0</text:p>
          </table:table-cell>
        </table:table-row>
        <table:table-row>
          <table:table-cell table:style-name="Table3.A2" office:value-type="string">
            <text:p text:style-name="P21">d.122.1.4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</text:p>
          </table:table-cell>
          <table:table-cell table:style-name="Table3.F2" office:value-type="string">
            <text:p text:style-name="P21">2</text:p>
          </table:table-cell>
        </table:table-row>
      </table:table>
      <text:p text:style-name="P5"/>
      <text:p text:style-name="P5">b.47.1 <text:s/>(has 5 families with 14, 88, 19, 33, 20 members in order)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b.47.1.0 (33)</text:p>
          </table:table-cell>
          <table:table-cell table:style-name="Table2.A1" office:value-type="string">
            <text:p text:style-name="P21">b.47.1.1 (20)</text:p>
          </table:table-cell>
          <table:table-cell table:style-name="Table2.A1" office:value-type="string">
            <text:p text:style-name="P21">b.47.1.2 (88)</text:p>
          </table:table-cell>
          <table:table-cell table:style-name="Table2.A1" office:value-type="string">
            <text:p text:style-name="P21">b.47.1.3 <text:s/>(19)</text:p>
          </table:table-cell>
          <table:table-cell table:style-name="Table2.F1" office:value-type="string">
            <text:p text:style-name="P21">b.47.1.4 <text:s/>(14)</text:p>
          </table:table-cell>
        </table:table-row>
        <table:table-row>
          <table:table-cell table:style-name="Table2.A2" office:value-type="string">
            <text:p text:style-name="P21">b.47.1.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0</text:p>
          </table:table-cell>
          <table:table-cell table:style-name="Table2.F2" office:value-type="string">
            <text:p text:style-name="P21">0</text:p>
          </table:table-cell>
        </table:table-row>
        <table:table-row>
          <table:table-cell table:style-name="Table2.A2" office:value-type="string">
            <text:p text:style-name="P21">b.47.1.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0</text:p>
          </table:table-cell>
          <table:table-cell table:style-name="Table2.F2" office:value-type="string">
            <text:p text:style-name="P21">0</text:p>
          </table:table-cell>
        </table:table-row>
        <table:table-row>
          <table:table-cell table:style-name="Table2.A2" office:value-type="string">
            <text:p text:style-name="P21">b.47.1.2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0</text:p>
          </table:table-cell>
          <table:table-cell table:style-name="Table2.F2" office:value-type="string">
            <text:p text:style-name="P21">0</text:p>
          </table:table-cell>
        </table:table-row>
        <table:table-row>
          <table:table-cell table:style-name="Table2.A2" office:value-type="string">
            <text:p text:style-name="P21">b.47.1.3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2</text:p>
          </table:table-cell>
          <table:table-cell table:style-name="Table2.F2" office:value-type="string">
            <text:p text:style-name="P21">0</text:p>
          </table:table-cell>
        </table:table-row>
        <table:table-row>
          <table:table-cell table:style-name="Table2.A2" office:value-type="string">
            <text:p text:style-name="P21">b.47.1.4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F2" office:value-type="string">
            <text:p text:style-name="P21">1</text:p>
          </table:table-cell>
        </table:table-row>
      </table:table>
      <text:p text:style-name="P5"/>
      <text:p text:style-name="P5">b.1.1 <text:s/>(has 5 families with 11, 161, 810, 639, 89 members in order)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header-rows>
          <table:table-row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>b.1.1.0 <text:s/>(639)</text:p>
            </table:table-cell>
            <table:table-cell table:style-name="Table1.A1" office:value-type="string">
              <text:p text:style-name="P20">b.1.1.1 (810)</text:p>
            </table:table-cell>
            <table:table-cell table:style-name="Table1.A1" office:value-type="string">
              <text:p text:style-name="P20">b.1.1.2 (161)</text:p>
            </table:table-cell>
            <table:table-cell table:style-name="Table1.A1" office:value-type="string">
              <text:p text:style-name="P20">b.1.1.3 (11)</text:p>
            </table:table-cell>
            <table:table-cell table:style-name="Table1.F1" office:value-type="string">
              <text:p text:style-name="P20">b.1.1.4 (89)</text:p>
            </table:table-cell>
          </table:table-row>
        </table:table-header-rows>
        <table:table-row>
          <table:table-cell table:style-name="Table1.A2" office:value-type="string">
            <text:p text:style-name="P20">b.1.1.0</text:p>
          </table:table-cell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0">b.1.1.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0">b.1.1.2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0">b.1.1.3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0">b.1.1.4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0</text:p>
          </table:table-cell>
        </table:table-row>
      </table:table>
      <text:p text:style-name="P20"/>
      <text:p text:style-name="P7">Each test case is added to <text:s/>each of the family corpora and segmented. The family which achieves maximum gain in Description Length (maximum compression) is the predicted class label.</text:p>
      <text:p text:style-name="P7"/>
      <text:p text:style-name="P17"><text:soft-page-break/></text:p>
      <text:p text:style-name="P9"/>
      <text:p text:style-name="P9">d.122.1 <text:s/><text:span text:style-name="T3">(Precision is <text:s/>80.0)</text:span></text:p>
      <text:p text:style-name="P8"/>
      <text:p text:style-name="P8">test case <text:s/>1 </text:p>
      <text:p text:style-name="P8">family <text:s/>d.122.1.0 <text:s text:c="2"/>compression <text:s/>34.8940717028 </text:p>
      <text:p text:style-name="P8">family <text:s/>d.122.1.1 <text:s text:c="2"/>compression <text:s/>250.068618694 </text:p>
      <text:p text:style-name="P8">family <text:s/>d.122.1.2 <text:s text:c="2"/>compression <text:s/>0 </text:p>
      <text:p text:style-name="P8">family <text:s/>d.122.1.3 <text:s text:c="2"/>compression <text:s/>0 </text:p>
      <text:p text:style-name="P8">family <text:s/>d.122.1.4 <text:s text:c="2"/>compression <text:s/>3.75199770695 </text:p>
      <text:p text:style-name="P8">Predicted : d.122.1.1<text:tab/>Actual : d.122.1.1 </text:p>
      <text:p text:style-name="P8">True </text:p>
      <text:p text:style-name="P8"/>
      <text:p text:style-name="P8">test case <text:s/>2 </text:p>
      <text:p text:style-name="P8">family <text:s/>d.122.1.0 <text:s text:c="2"/>compression <text:s/>27.0062003023 </text:p>
      <text:p text:style-name="P8">family <text:s/>d.122.1.1 <text:s text:c="2"/>compression <text:s/>265.882666579 </text:p>
      <text:p text:style-name="P8">family <text:s/>d.122.1.2 <text:s text:c="2"/>compression <text:s/>0 </text:p>
      <text:p text:style-name="P8">family <text:s/>d.122.1.3 <text:s text:c="2"/>compression <text:s/>0 </text:p>
      <text:p text:style-name="P8">family <text:s/>d.122.1.4 <text:s text:c="2"/>compression <text:s/>0.839353235968 </text:p>
      <text:p text:style-name="P8">Predicted : d.122.1.1<text:tab/>Actual : d.122.1.1 </text:p>
      <text:p text:style-name="P8">True </text:p>
      <text:p text:style-name="P8"/>
      <text:p text:style-name="P8">test case <text:s/>3 </text:p>
      <text:p text:style-name="P8">family <text:s/>d.122.1.0 <text:s text:c="2"/>compression <text:s/>4.93310525314 </text:p>
      <text:p text:style-name="P8">family <text:s/>d.122.1.1 <text:s text:c="2"/>compression <text:s/>4.96105808329 </text:p>
      <text:p text:style-name="P8">family <text:s/>d.122.1.2 <text:s text:c="2"/>compression <text:s/>7.75151461379 </text:p>
      <text:p text:style-name="P8">family <text:s/>d.122.1.3 <text:s text:c="2"/>compression <text:s/>2.20198104654 </text:p>
      <text:p text:style-name="P8">family <text:s/>d.122.1.4 <text:s text:c="2"/>compression <text:s/>2.77426265724 </text:p>
      <text:p text:style-name="P8">Predicted : d.122.1.2<text:tab/>Actual : d.122.1.2 </text:p>
      <text:p text:style-name="P8">True </text:p>
      <text:p text:style-name="P8"/>
      <text:p text:style-name="P8">test case <text:s/>4 </text:p>
      <text:p text:style-name="P8">family <text:s/>d.122.1.0 <text:s text:c="2"/>compression <text:s/>104.718652739 </text:p>
      <text:p text:style-name="P8">family <text:s/>d.122.1.1 <text:s text:c="2"/>compression <text:s/>9.10234433406 </text:p>
      <text:p text:style-name="P8">family <text:s/>d.122.1.2 <text:s text:c="2"/>compression <text:s/>24.4185407832 </text:p>
      <text:p text:style-name="P8">family <text:s/>d.122.1.3 <text:s text:c="2"/>compression <text:s/>1.42369207153 </text:p>
      <text:p text:style-name="P8">family <text:s/>d.122.1.4 <text:s text:c="2"/>compression <text:s/>0.282842028293 </text:p>
      <text:p text:style-name="P8">Predicted : d.122.1.0<text:tab/>Actual : d.122.1.2 </text:p>
      <text:p text:style-name="P8">False </text:p>
      <text:p text:style-name="P8"/>
      <text:p text:style-name="P8">test case <text:s/>5 </text:p>
      <text:p text:style-name="P8">family <text:s/>d.122.1.0 <text:s text:c="2"/>compression <text:s/>2.803745609 </text:p>
      <text:p text:style-name="P8">family <text:s/>d.122.1.1 <text:s text:c="2"/>compression <text:s/>0.977875727084 </text:p>
      <text:p text:style-name="P8">family <text:s/>d.122.1.2 <text:s text:c="2"/>compression <text:s/>0.0263043924611 </text:p>
      <text:p text:style-name="P8">family <text:s/>d.122.1.3 <text:s text:c="2"/>compression <text:s/>1.5531548365 </text:p>
      <text:p text:style-name="P8">family <text:s/>d.122.1.4 <text:s text:c="2"/>compression <text:s/>0 </text:p>
      <text:p text:style-name="P8">Predicted : d.122.1.0<text:tab/>Actual : d.122.1.3 </text:p>
      <text:p text:style-name="P8">False </text:p>
      <text:p text:style-name="P8"/>
      <text:p text:style-name="P8"><text:soft-page-break/>test case <text:s/>6 </text:p>
      <text:p text:style-name="P8">family <text:s/>d.122.1.0 <text:s text:c="2"/>compression <text:s/>2.41840438549 </text:p>
      <text:p text:style-name="P8">family <text:s/>d.122.1.1 <text:s text:c="2"/>compression <text:s/>5.71134664813 </text:p>
      <text:p text:style-name="P8">family <text:s/>d.122.1.2 <text:s text:c="2"/>compression <text:s/>0 </text:p>
      <text:p text:style-name="P8">family <text:s/>d.122.1.3 <text:s text:c="2"/>compression <text:s/>148.343211833 </text:p>
      <text:p text:style-name="P8">family <text:s/>d.122.1.4 <text:s text:c="2"/>compression <text:s/>0 </text:p>
      <text:p text:style-name="P8">Predicted : d.122.1.3<text:tab/>Actual : d.122.1.3 </text:p>
      <text:p text:style-name="P8">True </text:p>
      <text:p text:style-name="P8"/>
      <text:p text:style-name="P8">test case <text:s/>7 </text:p>
      <text:p text:style-name="P8">family <text:s/>d.122.1.0 <text:s text:c="2"/>compression <text:s/>12.0459868775 </text:p>
      <text:p text:style-name="P8">family <text:s/>d.122.1.1 <text:s text:c="2"/>compression <text:s/>1.39685398876 </text:p>
      <text:p text:style-name="P8">family <text:s/>d.122.1.2 <text:s text:c="2"/>compression <text:s/>0.386547040209 </text:p>
      <text:p text:style-name="P8">family <text:s/>d.122.1.3 <text:s text:c="2"/>compression <text:s/>0 </text:p>
      <text:p text:style-name="P8">family <text:s/>d.122.1.4 <text:s text:c="2"/>compression <text:s/>19.2243675355 </text:p>
      <text:p text:style-name="P8">Predicted : d.122.1.4<text:tab/>Actual : d.122.1.4 </text:p>
      <text:p text:style-name="P8">True </text:p>
      <text:p text:style-name="P8"/>
      <text:p text:style-name="P8">test case <text:s/>8 </text:p>
      <text:p text:style-name="P8">family <text:s/>d.122.1.0 <text:s text:c="2"/>compression <text:s/>104.268019723 </text:p>
      <text:p text:style-name="P8">family <text:s/>d.122.1.1 <text:s text:c="2"/>compression <text:s/>1.94493735123 </text:p>
      <text:p text:style-name="P8">family <text:s/>d.122.1.2 <text:s text:c="2"/>compression <text:s/>0 </text:p>
      <text:p text:style-name="P8">family <text:s/>d.122.1.3 <text:s text:c="2"/>compression <text:s/>0 </text:p>
      <text:p text:style-name="P8">family <text:s/>d.122.1.4 <text:s text:c="2"/>compression <text:s/>442.470649239 </text:p>
      <text:p text:style-name="P8">Predicted : d.122.1.4<text:tab/>Actual : d.122.1.4 </text:p>
      <text:p text:style-name="P8">True </text:p>
      <text:p text:style-name="P8"/>
      <text:p text:style-name="P8">test case <text:s/>9 </text:p>
      <text:p text:style-name="P8">family <text:s/>d.122.1.0 <text:s text:c="2"/>compression <text:s/>162.66168476 </text:p>
      <text:p text:style-name="P8">family <text:s/>d.122.1.1 <text:s text:c="2"/>compression <text:s/>10.3002261584 </text:p>
      <text:p text:style-name="P8">family <text:s/>d.122.1.2 <text:s text:c="2"/>compression <text:s/>17.9617394413 </text:p>
      <text:p text:style-name="P8">family <text:s/>d.122.1.3 <text:s text:c="2"/>compression <text:s/>0 </text:p>
      <text:p text:style-name="P8">family <text:s/>d.122.1.4 <text:s text:c="2"/>compression <text:s/>3.09998620696 </text:p>
      <text:p text:style-name="P8">Predicted : d.122.1.0<text:tab/>Actual : d.122.1.0 </text:p>
      <text:p text:style-name="P8">True </text:p>
      <text:p text:style-name="P8"/>
      <text:p text:style-name="P8">test case <text:s/>10 </text:p>
      <text:p text:style-name="P8">family <text:s/>d.122.1.0 <text:s text:c="2"/>compression <text:s/>113.127280649 </text:p>
      <text:p text:style-name="P8">family <text:s/>d.122.1.1 <text:s text:c="2"/>compression <text:s/>4.92654665543 </text:p>
      <text:p text:style-name="P8">family <text:s/>d.122.1.2 <text:s text:c="2"/>compression <text:s/>56.7771619326 </text:p>
      <text:p text:style-name="P8">family <text:s/>d.122.1.3 <text:s text:c="2"/>compression <text:s/>0 </text:p>
      <text:p text:style-name="P8">family <text:s/>d.122.1.4 <text:s text:c="2"/>compression <text:s/>0.857349303993 </text:p>
      <text:p text:style-name="P8">Predicted : d.122.1.0<text:tab/>Actual : d.122.1.0 </text:p>
      <text:p text:style-name="P8">True </text:p>
      <text:p text:style-name="P8"/>
      <text:p text:style-name="P14"/>
      <text:p text:style-name="P8"/>
      <text:p text:style-name="P10">b.47.1 (Precision : 50%)</text:p>
      <text:p text:style-name="P8"/>
      <text:p text:style-name="P8"><text:soft-page-break/>test case <text:s/>1 </text:p>
      <text:p text:style-name="P8">family <text:s/>b.47.1.0 <text:s text:c="2"/>compression <text:s/>1.27921427464 </text:p>
      <text:p text:style-name="P8">family <text:s/>b.47.1.1 <text:s text:c="2"/>compression <text:s/>8.77749411104 </text:p>
      <text:p text:style-name="P8">family <text:s/>b.47.1.2 <text:s text:c="2"/>compression <text:s/>9.41560858653 </text:p>
      <text:p text:style-name="P8">family <text:s/>b.47.1.3 <text:s text:c="2"/>compression <text:s/>1.43099098207 </text:p>
      <text:p text:style-name="P8">family <text:s/>b.47.1.4 <text:s text:c="2"/>compression <text:s/>0.0370671809674 </text:p>
      <text:p text:style-name="P8">Predicted : b.47.1.2<text:tab/>Actual : b.47.1.1 </text:p>
      <text:p text:style-name="P8">False </text:p>
      <text:p text:style-name="P8"/>
      <text:p text:style-name="P8">test case <text:s/>2 </text:p>
      <text:p text:style-name="P8">family <text:s/>b.47.1.0 <text:s text:c="2"/>compression <text:s/>48.5222164585 </text:p>
      <text:p text:style-name="P8">family <text:s/>b.47.1.1 <text:s text:c="2"/>compression <text:s/>13.4926772862 </text:p>
      <text:p text:style-name="P8">family <text:s/>b.47.1.2 <text:s text:c="2"/>compression <text:s/>13.17290307 </text:p>
      <text:p text:style-name="P8">family <text:s/>b.47.1.3 <text:s text:c="2"/>compression <text:s/>7.20569778787 </text:p>
      <text:p text:style-name="P8">family <text:s/>b.47.1.4 <text:s text:c="2"/>compression <text:s/>0 </text:p>
      <text:p text:style-name="P8">Predicted : b.47.1.0<text:tab/>Actual : b.47.1.1 </text:p>
      <text:p text:style-name="P8">False </text:p>
      <text:p text:style-name="P8"/>
      <text:p text:style-name="P8">test case <text:s/>3 </text:p>
      <text:p text:style-name="P8">family <text:s/>b.47.1.0 <text:s text:c="2"/>compression <text:s/>25.7460361008 </text:p>
      <text:p text:style-name="P8">family <text:s/>b.47.1.1 <text:s text:c="2"/>compression <text:s/>21.0499622293 </text:p>
      <text:p text:style-name="P8">family <text:s/>b.47.1.2 <text:s text:c="2"/>compression <text:s/>66.4150836715 </text:p>
      <text:p text:style-name="P8">family <text:s/>b.47.1.3 <text:s text:c="2"/>compression <text:s/>6.76403843142 </text:p>
      <text:p text:style-name="P8">family <text:s/>b.47.1.4 <text:s text:c="2"/>compression <text:s/>0.311869039519 </text:p>
      <text:p text:style-name="P8">Predicted : b.47.1.2<text:tab/>Actual : b.47.1.2 </text:p>
      <text:p text:style-name="P8">True </text:p>
      <text:p text:style-name="P8"/>
      <text:p text:style-name="P8">test case <text:s/>4 </text:p>
      <text:p text:style-name="P8">family <text:s/>b.47.1.0 <text:s text:c="2"/>compression <text:s/>33.0809343755 </text:p>
      <text:p text:style-name="P8">family <text:s/>b.47.1.1 <text:s text:c="2"/>compression <text:s/>14.7666716716 </text:p>
      <text:p text:style-name="P8">family <text:s/>b.47.1.2 <text:s text:c="2"/>compression <text:s/>166.926670749 </text:p>
      <text:p text:style-name="P8">family <text:s/>b.47.1.3 <text:s text:c="2"/>compression <text:s/>5.36494482941 </text:p>
      <text:p text:style-name="P8">family <text:s/>b.47.1.4 <text:s text:c="2"/>compression <text:s/>5.75430207654 </text:p>
      <text:p text:style-name="P8">Predicted : b.47.1.2<text:tab/>Actual : b.47.1.2 </text:p>
      <text:p text:style-name="P8">True </text:p>
      <text:p text:style-name="P8"/>
      <text:p text:style-name="P8">test case <text:s/>5 </text:p>
      <text:p text:style-name="P8">family <text:s/>b.47.1.0 <text:s text:c="2"/>compression <text:s/>2.69172854435 </text:p>
      <text:p text:style-name="P8">family <text:s/>b.47.1.1 <text:s text:c="2"/>compression <text:s/>2.02484625186 </text:p>
      <text:p text:style-name="P8">family <text:s/>b.47.1.2 <text:s text:c="2"/>compression <text:s/>8.76016522603 </text:p>
      <text:p text:style-name="P8">family <text:s/>b.47.1.3 <text:s text:c="2"/>compression <text:s/>38.5877114174 </text:p>
      <text:p text:style-name="P8">family <text:s/>b.47.1.4 <text:s text:c="2"/>compression <text:s/>0 </text:p>
      <text:p text:style-name="P8">Predicted : b.47.1.3<text:tab/>Actual : b.47.1.3 </text:p>
      <text:p text:style-name="P8">True </text:p>
      <text:p text:style-name="P8"/>
      <text:p text:style-name="P8">test case <text:s/>6 </text:p>
      <text:p text:style-name="P8">family <text:s/>b.47.1.0 <text:s text:c="2"/>compression <text:s/>2.73732586472 </text:p>
      <text:p text:style-name="P8">family <text:s/>b.47.1.1 <text:s text:c="2"/>compression <text:s/>2.20383480755 </text:p>
      <text:p text:style-name="P8">family <text:s/>b.47.1.2 <text:s text:c="2"/>compression <text:s/>8.01896961223 </text:p>
      <text:p text:style-name="P8"><text:soft-page-break/>family <text:s/>b.47.1.3 <text:s text:c="2"/>compression <text:s/>77.7746340366 </text:p>
      <text:p text:style-name="P8">family <text:s/>b.47.1.4 <text:s text:c="2"/>compression <text:s/>0 </text:p>
      <text:p text:style-name="P8">Predicted : b.47.1.3<text:tab/>Actual : b.47.1.3 </text:p>
      <text:p text:style-name="P8">True </text:p>
      <text:p text:style-name="P8"/>
      <text:p text:style-name="P8">test case <text:s/>7 </text:p>
      <text:p text:style-name="P8">family <text:s/>b.47.1.0 <text:s text:c="2"/>compression <text:s/>0.16687901655 </text:p>
      <text:p text:style-name="P8">family <text:s/>b.47.1.1 <text:s text:c="2"/>compression <text:s/>0 </text:p>
      <text:p text:style-name="P8">family <text:s/>b.47.1.2 <text:s text:c="2"/>compression <text:s/>3.23537879808 </text:p>
      <text:p text:style-name="P8">family <text:s/>b.47.1.3 <text:s text:c="2"/>compression <text:s/>10.7815620734 </text:p>
      <text:p text:style-name="P8">family <text:s/>b.47.1.4 <text:s text:c="2"/>compression <text:s/>79.8350521233 </text:p>
      <text:p text:style-name="P8">Predicted : b.47.1.4<text:tab/>Actual : b.47.1.4 </text:p>
      <text:p text:style-name="P8">True </text:p>
      <text:p text:style-name="P8"/>
      <text:p text:style-name="P8">test case <text:s/>8 </text:p>
      <text:p text:style-name="P8">family <text:s/>b.47.1.0 <text:s text:c="2"/>compression <text:s/>32.7660588246 </text:p>
      <text:p text:style-name="P8">family <text:s/>b.47.1.1 <text:s text:c="2"/>compression <text:s/>0.0106812567892 </text:p>
      <text:p text:style-name="P8">family <text:s/>b.47.1.2 <text:s text:c="2"/>compression <text:s/>8.31142714694 </text:p>
      <text:p text:style-name="P8">family <text:s/>b.47.1.3 <text:s text:c="2"/>compression <text:s/>5.42044075559 </text:p>
      <text:p text:style-name="P8">family <text:s/>b.47.1.4 <text:s text:c="2"/>compression <text:s/>32.5489588618 </text:p>
      <text:p text:style-name="P8">Predicted : b.47.1.0<text:tab/>Actual : b.47.1.4 </text:p>
      <text:p text:style-name="P8">False </text:p>
      <text:p text:style-name="P8"/>
      <text:p text:style-name="P8">test case <text:s/>9 </text:p>
      <text:p text:style-name="P8">family <text:s/>b.47.1.0 <text:s text:c="2"/>compression <text:s/>29.4090211971 </text:p>
      <text:p text:style-name="P8">family <text:s/>b.47.1.1 <text:s text:c="2"/>compression <text:s/>20.331547621 </text:p>
      <text:p text:style-name="P8">family <text:s/>b.47.1.2 <text:s text:c="2"/>compression <text:s/>94.8212942778 </text:p>
      <text:p text:style-name="P8">family <text:s/>b.47.1.3 <text:s text:c="2"/>compression <text:s/>1.47111477853 </text:p>
      <text:p text:style-name="P8">family <text:s/>b.47.1.4 <text:s text:c="2"/>compression <text:s/>1.3102302389 </text:p>
      <text:p text:style-name="P8">Predicted : b.47.1.2<text:tab/>Actual : b.47.1.0 </text:p>
      <text:p text:style-name="P8">False </text:p>
      <text:p text:style-name="P8"/>
      <text:p text:style-name="P8">test case <text:s/>10 </text:p>
      <text:p text:style-name="P8">family <text:s/>b.47.1.0 <text:s text:c="2"/>compression <text:s/>29.2698853489 </text:p>
      <text:p text:style-name="P8">family <text:s/>b.47.1.1 <text:s text:c="2"/>compression <text:s/>17.9979397762 </text:p>
      <text:p text:style-name="P8">family <text:s/>b.47.1.2 <text:s text:c="2"/>compression <text:s/>70.9064576175 </text:p>
      <text:p text:style-name="P8">family <text:s/>b.47.1.3 <text:s text:c="2"/>compression <text:s/>11.7922418627 </text:p>
      <text:p text:style-name="P8">family <text:s/>b.47.1.4 <text:s text:c="2"/>compression <text:s/>0.612212437791 </text:p>
      <text:p text:style-name="P8">Predicted : b.47.1.2<text:tab/>Actual : b.47.1.0 </text:p>
      <text:p text:style-name="P8">False </text:p>
      <text:p text:style-name="P8"/>
      <text:p text:style-name="P14"/>
      <text:p text:style-name="P8"/>
      <text:p text:style-name="P10">b.1.1 (Precision : 50 %)</text:p>
      <text:p text:style-name="P10"/>
      <text:p text:style-name="P11"/>
      <text:p text:style-name="P11">test case <text:s/>1 </text:p>
      <text:p text:style-name="P11">family <text:s/>b.1.1.0 <text:s text:c="2"/>compression <text:s/>67.1543570617 </text:p>
      <text:p text:style-name="P11">family <text:s/>b.1.1.1 <text:s text:c="2"/>compression <text:s/>201.620459817 </text:p>
      <text:p text:style-name="P11"><text:soft-page-break/>family <text:s/>b.1.1.2 <text:s text:c="2"/>compression <text:s/>4.91180780494 </text:p>
      <text:p text:style-name="P11">family <text:s/>b.1.1.3 <text:s text:c="2"/>compression <text:s/>0 </text:p>
      <text:p text:style-name="P11">family <text:s/>b.1.1.4 <text:s text:c="2"/>compression <text:s/>0.234978621938 </text:p>
      <text:p text:style-name="P11">Predicted : b.1.1.1<text:tab/>Actual : b.1.1.1 </text:p>
      <text:p text:style-name="P11">True </text:p>
      <text:p text:style-name="P11"/>
      <text:p text:style-name="P11">test case <text:s/>2 </text:p>
      <text:p text:style-name="P11">family <text:s/>b.1.1.0 <text:s text:c="2"/>compression <text:s/>90.8544462922 </text:p>
      <text:p text:style-name="P11">family <text:s/>b.1.1.1 <text:s text:c="2"/>compression <text:s/>261.200478176 </text:p>
      <text:p text:style-name="P11">family <text:s/>b.1.1.2 <text:s text:c="2"/>compression <text:s/>7.89913246742 </text:p>
      <text:p text:style-name="P11">family <text:s/>b.1.1.3 <text:s text:c="2"/>compression <text:s/>0 </text:p>
      <text:p text:style-name="P11">family <text:s/>b.1.1.4 <text:s text:c="2"/>compression <text:s/>0 </text:p>
      <text:p text:style-name="P11">Predicted : b.1.1.1<text:tab/>Actual : b.1.1.1 </text:p>
      <text:p text:style-name="P11">True </text:p>
      <text:p text:style-name="P11"/>
      <text:p text:style-name="P11">test case <text:s/>3 </text:p>
      <text:p text:style-name="P11">family <text:s/>b.1.1.0 <text:s text:c="2"/>compression <text:s/>8.52899916653 </text:p>
      <text:p text:style-name="P11">family <text:s/>b.1.1.1 <text:s text:c="2"/>compression <text:s/>5.82779398162 </text:p>
      <text:p text:style-name="P11">family <text:s/>b.1.1.2 <text:s text:c="2"/>compression <text:s/>267.798556069 </text:p>
      <text:p text:style-name="P11">family <text:s/>b.1.1.3 <text:s text:c="2"/>compression <text:s/>0 </text:p>
      <text:p text:style-name="P11">family <text:s/>b.1.1.4 <text:s text:c="2"/>compression <text:s/>4.51692628658 </text:p>
      <text:p text:style-name="P11">Predicted : b.1.1.2<text:tab/>Actual : b.1.1.2 </text:p>
      <text:p text:style-name="P11">True </text:p>
      <text:p text:style-name="P11"/>
      <text:p text:style-name="P11">test case <text:s/>4 </text:p>
      <text:p text:style-name="P11">family <text:s/>b.1.1.0 <text:s text:c="2"/>compression <text:s/>4.75322530072 </text:p>
      <text:p text:style-name="P11">family <text:s/>b.1.1.1 <text:s text:c="2"/>compression <text:s/>5.06672575284 </text:p>
      <text:p text:style-name="P11">family <text:s/>b.1.1.2 <text:s text:c="2"/>compression <text:s/>198.677973193 </text:p>
      <text:p text:style-name="P11">family <text:s/>b.1.1.3 <text:s text:c="2"/>compression <text:s/>0 </text:p>
      <text:p text:style-name="P11">family <text:s/>b.1.1.4 <text:s text:c="2"/>compression <text:s/>0.637083870224 </text:p>
      <text:p text:style-name="P11">Predicted : b.1.1.2<text:tab/>Actual : b.1.1.2 </text:p>
      <text:p text:style-name="P11">True </text:p>
      <text:p text:style-name="P11"/>
      <text:p text:style-name="P11">test case <text:s/>5 </text:p>
      <text:p text:style-name="P11">family <text:s/>b.1.1.0 <text:s text:c="2"/>compression <text:s/>5.03146524456 </text:p>
      <text:p text:style-name="P11">family <text:s/>b.1.1.1 <text:s text:c="2"/>compression <text:s/>12.0727212935 </text:p>
      <text:p text:style-name="P11">family <text:s/>b.1.1.2 <text:s text:c="2"/>compression <text:s/>3.16362218423 </text:p>
      <text:p text:style-name="P11">family <text:s/>b.1.1.3 <text:s text:c="2"/>compression <text:s/>3.64367646274 </text:p>
      <text:p text:style-name="P11">family <text:s/>b.1.1.4 <text:s text:c="2"/>compression <text:s/>2.79971419048 </text:p>
      <text:p text:style-name="P11">Predicted : b.1.1.1<text:tab/>Actual : b.1.1.3 </text:p>
      <text:p text:style-name="P11">False </text:p>
      <text:p text:style-name="P11"/>
      <text:p text:style-name="P11">test case <text:s/>6 </text:p>
      <text:p text:style-name="P11">family <text:s/>b.1.1.0 <text:s text:c="2"/>compression <text:s/>7.4835412202 </text:p>
      <text:p text:style-name="P11">family <text:s/>b.1.1.1 <text:s text:c="2"/>compression <text:s/>12.1127408473 </text:p>
      <text:p text:style-name="P11">family <text:s/>b.1.1.2 <text:s text:c="2"/>compression <text:s/>1.85587203089 </text:p>
      <text:p text:style-name="P11">family <text:s/>b.1.1.3 <text:s text:c="2"/>compression <text:s/>2.83397490719 </text:p>
      <text:p text:style-name="P11">family <text:s/>b.1.1.4 <text:s text:c="2"/>compression <text:s/>2.81059812104 </text:p>
      <text:p text:style-name="P11">Predicted : b.1.1.1<text:tab/>Actual : b.1.1.3 </text:p>
      <text:p text:style-name="P11"><text:soft-page-break/>False </text:p>
      <text:p text:style-name="P11"/>
      <text:p text:style-name="P11">test case <text:s/>7 </text:p>
      <text:p text:style-name="P11">family <text:s/>b.1.1.0 <text:s text:c="2"/>compression <text:s/>13.877957567 </text:p>
      <text:p text:style-name="P11">family <text:s/>b.1.1.1 <text:s text:c="2"/>compression <text:s/>13.2250867732 </text:p>
      <text:p text:style-name="P11">family <text:s/>b.1.1.2 <text:s text:c="2"/>compression <text:s/>6.5548911103 </text:p>
      <text:p text:style-name="P11">family <text:s/>b.1.1.3 <text:s text:c="2"/>compression <text:s/>0 </text:p>
      <text:p text:style-name="P11">family <text:s/>b.1.1.4 <text:s text:c="2"/>compression <text:s/>0 </text:p>
      <text:p text:style-name="P11">Predicted : b.1.1.0<text:tab/>Actual : b.1.1.4 </text:p>
      <text:p text:style-name="P11">False </text:p>
      <text:p text:style-name="P11"/>
      <text:p text:style-name="P11">test case <text:s/>8 </text:p>
      <text:p text:style-name="P11">family <text:s/>b.1.1.0 <text:s text:c="2"/>compression <text:s/>17.0483803239 </text:p>
      <text:p text:style-name="P11">family <text:s/>b.1.1.1 <text:s text:c="2"/>compression <text:s/>16.2338462145 </text:p>
      <text:p text:style-name="P11">family <text:s/>b.1.1.2 <text:s text:c="2"/>compression <text:s/>17.409726409 </text:p>
      <text:p text:style-name="P11">family <text:s/>b.1.1.3 <text:s text:c="2"/>compression <text:s/>0 </text:p>
      <text:p text:style-name="P11">family <text:s/>b.1.1.4 <text:s text:c="2"/>compression <text:s/>3.35362425695 </text:p>
      <text:p text:style-name="P11">Predicted : b.1.1.2<text:tab/>Actual : b.1.1.4 </text:p>
      <text:p text:style-name="P11">False </text:p>
      <text:p text:style-name="P11"/>
      <text:p text:style-name="P11"/>
      <text:p text:style-name="P11">test case <text:s/>9 </text:p>
      <text:p text:style-name="P11">family <text:s/>b.1.1.0 <text:s text:c="2"/>compression <text:s/>142.693184805 </text:p>
      <text:p text:style-name="P11">family <text:s/>b.1.1.1 <text:s text:c="2"/>compression <text:s/>117.769992839 </text:p>
      <text:p text:style-name="P11">family <text:s/>b.1.1.2 <text:s text:c="2"/>compression <text:s/>8.15272823552 </text:p>
      <text:p text:style-name="P11">family <text:s/>b.1.1.3 <text:s text:c="2"/>compression <text:s/>0 </text:p>
      <text:p text:style-name="P11">family <text:s/>b.1.1.4 <text:s text:c="2"/>compression <text:s/>1.68388977442 </text:p>
      <text:p text:style-name="P11">Predicted : b.1.1.0<text:tab/>Actual : b.1.1.0 </text:p>
      <text:p text:style-name="P11">True </text:p>
      <text:p text:style-name="P11"/>
      <text:p text:style-name="P11">test case <text:s/>10 </text:p>
      <text:p text:style-name="P11">family <text:s/>b.1.1.0 <text:s text:c="2"/>compression <text:s/>8.48786607497 </text:p>
      <text:p text:style-name="P11">family <text:s/>b.1.1.1 <text:s text:c="2"/>compression <text:s/>10.2009988499 </text:p>
      <text:p text:style-name="P11">family <text:s/>b.1.1.2 <text:s text:c="2"/>compression <text:s/>18.6041336895 </text:p>
      <text:p text:style-name="P11">family <text:s/>b.1.1.3 <text:s text:c="2"/>compression <text:s/>0 </text:p>
      <text:p text:style-name="P11">family <text:s/>b.1.1.4 <text:s text:c="2"/>compression <text:s/>0 </text:p>
      <text:p text:style-name="P11">Predicted : b.1.1.2<text:tab/>Actual : b.1.1.0 </text:p>
      <text:p text:style-name="P11">False </text:p>
      <text:p text:style-name="P11"/>
      <text:p text:style-name="P15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21:51:50.185561728</meta:creation-date>
    <dc:date>2016-03-08T16:13:41.281946896</dc:date>
    <meta:editing-duration>PT1H37M50S</meta:editing-duration>
    <meta:editing-cycles>7</meta:editing-cycles>
    <meta:generator>LibreOffice/4.2.7.2$Linux_X86_64 LibreOffice_project/420m0$Build-2</meta:generator>
    <meta:document-statistic meta:table-count="3" meta:image-count="0" meta:object-count="0" meta:page-count="7" meta:paragraph-count="359" meta:word-count="1161" meta:character-count="9521" meta:non-whitespace-character-count="7829"/>
  </office:meta>
</office:document-meta>
</file>